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9" style:family="paragraph" style:parent-style-name="Text_20_body">
      <style:text-properties fo:language="ru" fo:country="RU"/>
    </style:style>
    <style:style style:name="P10" style:family="paragraph" style:parent-style-name="Text_20_body">
      <style:paragraph-properties fo:text-align="justify" style:justify-single-word="false"/>
      <style:text-properties fo:language="ru" fo:country="RU"/>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top="0cm" fo:margin-bottom="0.212cm" style:contextual-spacing="false" fo:text-align="justify" style:justify-single-word="false"/>
      <style:text-properties fo:language="ru" fo:country="RU"/>
    </style:style>
    <style:style style:name="P13" style:family="paragraph" style:parent-style-name="Text_20_body">
      <style:paragraph-properties fo:margin-top="0cm" fo:margin-bottom="0.212cm" style:contextual-spacing="false" fo:text-align="justify" style:justify-single-word="false"/>
      <style:text-properties fo:language="en" fo:country="US"/>
    </style:style>
    <style:style style:name="P14"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15" style:family="paragraph" style:parent-style-name="First_20_line_20_indent">
      <style:text-properties fo:language="ru" fo:country="RU"/>
    </style:style>
    <style:style style:name="P16" style:family="paragraph" style:parent-style-name="First_20_line_20_indent">
      <style:text-properties fo:font-size="15pt" fo:language="ru" fo:country="RU" style:font-size-asian="15pt" style:font-size-complex="15pt"/>
    </style:style>
    <style:style style:name="P17" style:family="paragraph" style:parent-style-name="First_20_line_20_indent">
      <style:paragraph-properties fo:margin-left="0cm" fo:margin-right="0cm" fo:text-indent="0cm" style:auto-text-indent="false"/>
      <style:text-properties fo:language="ru" fo:country="RU"/>
    </style:style>
    <style:style style:name="P18"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1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paragraph-rsid="000be047"/>
    </style:style>
    <style:style style:name="P21"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2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2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26" style:family="paragraph" style:parent-style-name="Heading_20_1">
      <style:paragraph-properties fo:margin-left="0cm" fo:margin-right="0cm" fo:text-align="center" style:justify-single-word="false" fo:text-indent="0.499cm" style:auto-text-indent="false"/>
    </style:style>
    <style:style style:name="P27" style:family="paragraph" style:parent-style-name="First_20_line_20_indent">
      <style:text-properties fo:language="ru" fo:country="RU"/>
    </style:style>
    <style:style style:name="P28" style:family="paragraph" style:parent-style-name="First_20_line_20_indent" style:list-style-name="L19">
      <style:text-properties fo:language="ru" fo:country="RU"/>
    </style:style>
    <style:style style:name="P29" style:family="paragraph" style:parent-style-name="First_20_line_20_indent" style:list-style-name="L20">
      <style:text-properties fo:language="ru" fo:country="RU"/>
    </style:style>
    <style:style style:name="P30" style:family="paragraph" style:parent-style-name="First_20_line_20_indent">
      <style:paragraph-properties fo:margin-left="0cm" fo:margin-right="0cm" fo:text-indent="0cm" style:auto-text-indent="false"/>
      <style:text-properties fo:language="ru" fo:country="RU"/>
    </style:style>
    <style:style style:name="P31" style:family="paragraph" style:parent-style-name="First_20_line_20_indent" style:list-style-name="L20">
      <style:paragraph-properties fo:margin-left="0cm" fo:margin-right="0cm" fo:text-indent="0cm" style:auto-text-indent="false"/>
      <style:text-properties fo:language="ru" fo:country="RU"/>
    </style:style>
    <style:style style:name="P32" style:family="paragraph" style:parent-style-name="Heading_20_2">
      <style:text-properties fo:language="ru" fo:country="RU"/>
    </style:style>
    <style:style style:name="P33" style:family="paragraph" style:parent-style-name="Heading_20_2">
      <style:paragraph-properties fo:margin-left="0cm" fo:margin-right="0cm" fo:text-indent="0.499cm" style:auto-text-indent="fals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4">
      <style:paragraph-properties fo:text-align="justify" style:justify-single-word="false"/>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11">
      <style:paragraph-properties fo:text-align="justify" style:justify-single-word="false"/>
      <style:text-properties fo:language="ru" fo:country="RU"/>
    </style:style>
    <style:style style:name="P39" style:family="paragraph" style:parent-style-name="Text_20_body" style:list-style-name="L12">
      <style:paragraph-properties fo:text-align="justify" style:justify-single-word="false"/>
      <style:text-properties fo:language="ru" fo:country="RU"/>
    </style:style>
    <style:style style:name="P40" style:family="paragraph" style:parent-style-name="Text_20_body" style:list-style-name="L13">
      <style:paragraph-properties fo:text-align="justify" style:justify-single-word="false"/>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9">
      <style:text-properties fo:language="ru" fo:country="RU"/>
    </style:style>
    <style:style style:name="P43" style:family="paragraph" style:parent-style-name="Text_20_body" style:list-style-name="L10">
      <style:text-properties fo:language="ru" fo:country="RU"/>
    </style:style>
    <style:style style:name="P44" style:family="paragraph" style:parent-style-name="Text_20_body" style:list-style-name="L5">
      <style:paragraph-properties fo:margin-left="0cm" fo:margin-right="0cm" fo:text-align="justify" style:justify-single-word="false" fo:text-indent="0.499cm" style:auto-text-indent="false"/>
    </style:style>
    <style:style style:name="P45"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46"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47"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style>
    <style:style style:name="P48" style:family="paragraph" style:parent-style-name="Text_20_body" style:list-style-name="L8">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49" style:family="paragraph" style:parent-style-name="Text_20_body" style:list-style-name="L14">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0" style:family="paragraph" style:parent-style-name="Text_20_body">
      <style:paragraph-properties fo:margin-top="0cm" fo:margin-bottom="0.212cm" style:contextual-spacing="false" fo:text-align="justify" style:justify-single-word="false"/>
      <style:text-properties fo:language="ru" fo:country="RU"/>
    </style:style>
    <style:style style:name="P51"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52"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53"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54"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P55" style:family="paragraph" style:parent-style-name="Text_20_body" style:list-style-name="L19">
      <style:paragraph-properties fo:margin-top="0cm" fo:margin-bottom="0.212cm" style:contextual-spacing="false" fo:text-align="justify" style:justify-single-word="false"/>
      <style:text-properties fo:language="ru" fo:country="RU"/>
    </style:style>
    <style:style style:name="P5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5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be047" officeooo:paragraph-rsid="000be047"/>
    </style:style>
    <style:style style:name="P5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cf577" officeooo:paragraph-rsid="000cf577"/>
    </style:style>
    <style:style style:name="P5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T1" style:family="text">
      <style:text-properties fo:language="ru" fo:country="RU"/>
    </style:style>
    <style:style style:name="T2" style:family="text">
      <style:text-properties fo:language="ru" fo:country="RU" officeooo:rsid="0011fea9"/>
    </style:style>
    <style:style style:name="T3" style:family="text">
      <style:text-properties fo:language="en" fo:country="US"/>
    </style:style>
    <style:style style:name="T4" style:family="text">
      <style:text-properties fo:language="en" fo:country="US" officeooo:rsid="00102bdf"/>
    </style:style>
    <style:style style:name="T5" style:family="text">
      <style:text-properties fo:color="#800000"/>
    </style:style>
    <style:style style:name="T6" style:family="text">
      <style:text-properties fo:color="#800000" fo:language="ru" fo:country="RU"/>
    </style:style>
    <style:style style:name="T7" style:family="text">
      <style:text-properties style:use-window-font-color="true"/>
    </style:style>
    <style:style style:name="T8" style:family="text">
      <style:text-properties fo:color="#ff3333"/>
    </style:style>
    <style:style style:name="T9" style:family="text">
      <style:text-properties fo:color="#ff3333" fo:language="ru" fo:country="RU"/>
    </style:style>
    <style:style style:name="T10" style:family="text">
      <style:text-properties officeooo:rsid="000ab155"/>
    </style:style>
    <style:style style:name="T11" style:family="text">
      <style:text-properties officeooo:rsid="000c0328"/>
    </style:style>
    <style:style style:name="T12" style:family="text">
      <style:text-properties officeooo:rsid="000cf577"/>
    </style:style>
    <style:style style:name="T13" style:family="text">
      <style:text-properties officeooo:rsid="000de4b9"/>
    </style:style>
    <style:style style:name="T14" style:family="text">
      <style:text-properties officeooo:rsid="000e97e4"/>
    </style:style>
    <style:style style:name="T15" style:family="text">
      <style:text-properties officeooo:rsid="000f77d6"/>
    </style:style>
    <style:style style:name="T16" style:family="text">
      <style:text-properties officeooo:rsid="00102b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soft-page-break/><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8287156209809010978" text:style-name="L1">
        <text:list-item>
          <text:p text:style-name="P34">добавить детектив <text:span text:style-name="T1">(реализовано)</text:span>+ магические уроки/трактаты Старсвирла</text:p>
        </text:list-item>
        <text:list-item>
          <text:p text:style-name="P36">Книги:</text:p>
        </text:list-item>
      </text:list>
      <text:list xml:id="list3253304744001354771" text:style-name="L2">
        <text:list-item>
          <text:p text:style-name="P37">«Высшие заклинания в повседневном использовании: от песчинки до дворца»</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
      <text:p text:style-name="P3"/>
      <text:h text:style-name="Heading_20_2" text:outline-level="2">Факты об Эквестрии</text:h>
      <text:list xml:id="list8218368754752604493" text:style-name="L3">
        <text:list-item>
          <text:p text:style-name="P41">Эквестрия существует несколько тысячелетий</text:p>
        </text:list-item>
        <text:list-item>
          <text:p text:style-name="P41">Селестия — переменчивая пони. В одно време не строгая, а в другое может быть такой, что страшно становится</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h text:style-name="Heading_20_2" text:outline-level="2">Действующие лица</text:h>
      <text:list xml:id="list3654897711103726460" text:style-name="L4">
        <text:list-item>
          <text:p text:style-name="P35">Макс</text:p>
        </text:list-item>
        <text:list-item>
          <text:p text:style-name="P35">Влад</text:p>
        </text:list-item>
        <text:list-item>
          <text:p text:style-name="P35">Нексус</text:p>
        </text:list-item>
        <text:list-item>
          <text:p text:style-name="P35">Селестия</text:p>
        </text:list-item>
        <text:list-item>
          <text:p text:style-name="P35">Луна</text:p>
        </text:list-item>
        <text:list-item>
          <text:p text:style-name="P35">Дискорд</text:p>
        </text:list-item>
        <text:list-item>
          <text:p text:style-name="P35">Твайлайт Спаркл</text:p>
        </text:list-item>
        <text:list-item>
          <text:p text:style-name="P35">Спайк</text:p>
        </text:list-item>
        <text:list-item>
          <text:p text:style-name="P35">Рэрити</text:p>
        </text:list-item>
        <text:list-item>
          <text:p text:style-name="P35">Рэйнбоу Дэш</text:p>
        </text:list-item>
        <text:list-item>
          <text:p text:style-name="P35">Пинки Пай</text:p>
        </text:list-item>
        <text:list-item>
          <text:p text:style-name="P35">Эпплджек</text:p>
        </text:list-item>
        <text:list-item>
          <text:p text:style-name="P35">Флаттершай</text:p>
        </text:list-item>
        <text:list-item>
          <text:p text:style-name="P35">Кимеринн Брэйвкнайт</text:p>
        </text:list-item>
        <text:list-item>
          <text:p text:style-name="P35">Хорст Мэдтроттер</text:p>
        </text:list-item>
        <text:list-item>
          <text:p text:style-name="P35">Калрус Клодвэй</text:p>
        </text:list-item>
        <text:list-item>
          <text:p text:style-name="P35">Алекс</text:p>
        </text:list-item>
        <text:list-item>
          <text:p text:style-name="P35">Ростик</text:p>
        </text:list-item>
        <text:list-item>
          <text:p text:style-name="P35">Стас</text:p>
        </text:list-item>
        <text:list-item>
          <text:p text:style-name="P35">Рома</text:p>
        </text:list-item>
        <text:list-item>
          <text:p text:style-name="P35">Анджела</text:p>
        </text:list-item>
      </text:list>
      <text:p text:style-name="P11"/>
      <text:p text:style-name="P11">Положения</text:p>
      <text:p text:style-name="P11">Сноски</text:p>
      <text:p text:style-name="P11">Сюжет (кратко)</text:p>
      <text:p text:style-name="P11">Сюжет (детально)</text:p>
      <text:p text:style-name="P11">Терра</text:p>
      <text:p text:style-name="P11">Замок принцесс</text:p>
      <text:p text:style-name="P11">Кантерлот</text:p>
      <text:p text:style-name="P11">Рассказ Селестии (“1001 ночь”)</text:p>
      <text:p text:style-name="P11"><text:soft-page-break/>ЛСД-чаепитие</text:p>
      <text:p text:style-name="P11">Рейд пони-рэйнджеров</text:p>
      <text:p text:style-name="P11">Рейд пони-рэйнджеров-2 (продолжение рейда пони-рэйнджеров)</text:p>
      <text:p text:style-name="P11">Продолжение ЛСД-чаепития</text:p>
      <text:p text:style-name="P11">В библиотеке замка Селестии</text:p>
      <text:p text:style-name="P11">Понивилль</text:p>
      <text:p text:style-name="P11">Знакомство с Элементами Гармонии</text:p>
      <text:p text:style-name="P11">Первый сеанс двойного сна. Рэрити</text:p>
      <text:p text:style-name="P11">День с Пинки</text:p>
      <text:p text:style-name="P11">День с Рэйнбоу Дэш</text:p>
      <text:p text:style-name="P11">Сон Рэрити</text:p>
      <text:p text:style-name="P11">Первый сон РД. Рекурсия</text:p>
      <text:p text:style-name="P11">Второй сон РД. Праздник опавших листьев</text:p>
      <text:p text:style-name="P11">Третий сон РД. Fallout</text:p>
      <text:p text:style-name="P11">Четвёртый сон РД. Объединяющий</text:p>
      <text:p text:style-name="P11">Исчезновение Селестии</text:p>
      <text:p text:style-name="P11">Поиск решения</text:p>
      <text:p text:style-name="P11">Поход к замку Принцес-2</text:p>
      <text:p text:style-name="P11">Терра</text:p>
      <text:p text:style-name="P11">Прибытие</text:p>
      <text:p text:style-name="P11">Поиски</text:p>
      <text:p text:style-name="P11">Безнадёжность</text:p>
      <text:p text:style-name="P11">След</text:p>
      <text:p text:style-name="P11">Земля</text:p>
      <text:p text:style-name="P11"/>
      <text:p text:style-name="P11">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p text:style-name="P1">\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text:soft-page-break/></text:p>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text:soft-page-break/>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7925773694365965070" text:style-name="L5">
        <text:list-item>
          <text:p text:style-name="P44"><text:span text:style-name="T1">Вообще-то, у меня отпуск. Типа, творческий. Не говоря уже о том, что суббота. </text:span><text:span text:style-name="T3">[</text:span>Блин, ну обязательно ему было в субботу валиться? У меня выходной, знаешь ли.\n<text:span text:style-name="T3">]</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text:soft-page-break/>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text:soft-page-break/>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text:soft-page-break/>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text:soft-page-break/>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text:soft-page-break/>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text:soft-page-break/>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text:soft-page-break/>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text:soft-page-break/>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text:soft-page-break/>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text:soft-page-break/>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text:soft-page-break/>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text:soft-page-break/>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text:soft-page-break/>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text:soft-page-break/>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text:soft-page-break/>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text:soft-page-break/>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text:soft-page-break/>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text:soft-page-break/>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text:soft-page-break/>-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text:soft-page-break/>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text:soft-page-break/>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text:soft-page-break/>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text:soft-page-break/>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text:soft-page-break/>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text:soft-page-break/>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text:soft-page-break/>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text:soft-page-break/>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text:soft-page-break/>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text:soft-page-break/>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text:soft-page-break/>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text:soft-page-break/>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text:soft-page-break/>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text:soft-page-break/>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text:soft-page-break/>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text:soft-page-break/>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2">с бородкой</text:span> во фраке лет сорока <text:span text:style-name="T2">пяти </text:span>жались к стенке выходного тамбура.\n- Макс, - <text:soft-page-break/>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text:soft-page-break/>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text:soft-page-break/>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text:soft-page-break/>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text:soft-page-break/>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text:soft-page-break/>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text:soft-page-break/>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text:soft-page-break/>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text:soft-page-break/>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text:soft-page-break/></text:p>
      <text:p text:style-name="P1"/>
      <text:p text:style-name="P4">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text:soft-page-break/>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33"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98181079709054875" text:style-name="L6">
        <text:list-item>
          <text:p text:style-name="P45">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4989958450596108522" text:style-name="L7">
        <text:list-item>
          <text:p text:style-name="P46">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46">Ну хорошо. Убедила. В конце-концов, можем поступить так. Вы с Флатти вернётесь обратно а я продолжу поиски здесь.</text:p>
        </text:list-item>
        <text:list-item>
          <text:p text:style-name="P46">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46">Вы можете связываться со мной раз в месяц по коридору.</text:p>
        </text:list-item>
        <text:list-item>
          <text:p text:style-name="P46">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46">Ну, не раз в месяц <text:span text:style-name="T3">—</text:span> раз в год. Если мне повезёт и я найду её, она вполне может пожить у меня <text:soft-page-break/>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Эпплджек недоверчиво хмыкнула.</text:p>
      <text:list xml:id="list1222754884413330280" text:style-name="L8">
        <text:list-item>
          <text:p text:style-name="P47">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47">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47">Конечно оставаться. Кто ещё, кроме нас, может найти её?</text:p>
        </text:list-item>
        <text:list-item>
          <text:p text:style-name="P47">Я думал, ты не сможешь оставить Энджела и всех остальных надолго.</text:p>
        </text:list-item>
        <text:list-item>
          <text:p text:style-name="P47">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8">Извини, Флаттершай, забылся.</text:p>
        </text:list-item>
        <text:list-item>
          <text:p text:style-name="P48">Та ладно, я ж не против, – возразила Эпплджек. – Не парься, Флатти. Было б хуже, если б он <text:s/>назвал меня Эпплджек на людях.</text:p>
        </text:list-item>
        <text:list-item>
          <text:p text:style-name="P48">Ты так... – запнулась Флаттершай. – Так быстро забыла свою ферму. И...</text:p>
        </text:list-item>
        <text:list-item>
          <text:p text:style-name="P48">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8">Как ты можешь так говорить? – расплакалась Флаттершай.</text:p>
        </text:list-item>
        <text:list-item>
          <text:p text:style-name="P48">Эй, девушки, не ссорьтесь! Мы — одна команда! И надеюсь, останемся ею и в дальнейшем. </text:p>
          <text:p text:style-name="P4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8">А если нет? – Эпплджек смотрела мне мне прямо в глаза.</text:p>
          <text:p text:style-name="P48">Я молча пожал плечами. Эпплджек уверенно продолжила.</text:p>
        </text:list-item>
        <text:list-item>
          <text:p text:style-name="P48">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8">Спасибо, ЭйДжей.</text:p>
        </text:list-item>
        <text:list-item>
          <text:p text:style-name="P48">Я об Эквестрии беспокоюсь. – ворчливо отозвалась Эпплджек. – Надо разобраться с этой ерундой наконец-то. И я чертовски намерена это сделать.</text:p>
          <text:p text:style-name="P48">Флаттершай пробормотала нечто, показавшееся мне знакомым.</text:p>
        </text:list-item>
        <text:list-item>
          <text:p text:style-name="P48">Флатти, ты что-то сказала? Я не расслышал.</text:p>
        </text:list-item>
        <text:list-item>
          <text:p text:style-name="P48">Намерение Изменяет Реальность.</text:p>
        </text:list-item>
        <text:list-item>
          <text:p text:style-name="P48">Эээ. А где ты слышала эту фразу, если не секрет?</text:p>
        </text:list-item>
        <text:list-item>
          <text:p text:style-name="P48"><text:soft-page-break/>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8">У меня как будто вспыхнула лампочка в мозгу. Кирпичики быстро выстраивались в целостную картину. Я ринулся в прихожую.</text:p>
        </text:list-item>
        <text:list-item>
          <text:p text:style-name="P48">Флатти, ЭйДжей, буду через час. Ждите!</text:p>
        </text:list-item>
      </text:list>
      <text:p text:style-name="P5"/>
      <text:h text:style-name="P32"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3">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32" text:outline-level="2">Дискорд</text:h>
      <text:p text:style-name="Text_20_body"/>
      <text:p text:style-name="P9">Девушки поспешно собирались, пока я растолковывал им задачу.</text:p>
      <text:list xml:id="list8658342248591001591" text:style-name="L9">
        <text:list-item>
          <text:p text:style-name="P4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2"><text:soft-page-break/>Это тот твой приятель, который разбился с полгода назад? – спросила Эпплджек.</text:p>
        </text:list-item>
      </text:list>
      <text:list xml:id="list5850905588075910227" text:style-name="L10">
        <text:list-item>
          <text:p text:style-name="P43">Да, это он.</text:p>
        </text:list-item>
        <text:list-item>
          <text:p text:style-name="P43">А как мы попадём в его квартиру? Там сейчас кто-то живёт? – Флаттершай прыгала на одной ноге, натягивая кед.</text:p>
        </text:list-item>
        <text:list-item>
          <text:p text:style-name="P4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3">&gt;</text:span></text:p>
      <text:p text:style-name="P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Плохо написано!<text:span text:style-name="T3">&gt;</text:span></text:p>
      <text:p text:style-name="P10">Я поднёс брелок пропуска к домофону, но дверь подъезда не открылась. Замигала красная лампочка и зажужжал зуммер.</text:p>
      <text:p text:style-name="P10">Я выругался.</text:p>
      <text:list xml:id="list2259657208001129122" text:style-name="L11">
        <text:list-item>
          <text:p text:style-name="P38">Макс, что случилось? У нас проблемы?</text:p>
        </text:list-item>
        <text:list-item>
          <text:p text:style-name="P3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2703328590462459959" text:style-name="L12">
        <text:list-item>
          <text:p text:style-name="P39">Так что, будем ломать дверь? – Эпплджек критически осмотрелась, подмечая бабулек на лавочке и зевак во внутреннем скверике.</text:p>
        </text:list-item>
      </text:list>
      <text:list xml:id="list8883608164691974156" text:style-name="L13">
        <text:list-item>
          <text:p text:style-name="P40">Нет нужды. Лучше станьте-ка сзади меня так, чтобы заслонить от этих бабулек и от вооон той камеры наблюдения.</text:p>
        </text:list-item>
      </text:list>
      <text:list xml:id="list5816733182935165085" text:style-name="L14">
        <text:list-header>
          <text:p text:style-name="P4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5292940076807983699" text:style-name="L15">
        <text:list-item>
          <text:p text:style-name="P51">Девушки, заходим.</text:p>
        </text:list-item>
      </text:list>
      <text:p text:style-name="P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7729923277226806284" text:style-name="L16">
        <text:list-item>
          <text:p text:style-name="P52">Макс, тут окно разбито! И верёвка какая-то висит. – крикнула Флаттершай из кухни.</text:p>
        </text:list-item>
        <text:list-item>
          <text:p text:style-name="P52">Оставь, Флатти, не сейчас! – отмахнулся я.</text:p>
        </text:list-item>
      </text:list>
      <text:p text:style-name="P14">Лампочка питания на ноутбуке горела, <text:s/>но подключенный монитор оставался тёмным. Я постучал по пробелу, но безрезультатно.</text:p>
      <text:list xml:id="list5008127177833995405" text:style-name="L17">
        <text:list-item>
          <text:p text:style-name="P53">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3">Монитор выключен. – <text:s/>раздалось из угла. Кресло с высокой спинкой повернулось, открыв нашим взорам Дискорда. </text:p>
        </text:list-item>
      </text:list>
      <text:p text:style-name="P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Он приподнял панамку, дурашливо здороваясь.</text:p>
      <text:list xml:id="list3231216707936212123" text:style-name="L18">
        <text:list-item>
          <text:p text:style-name="P54">Оп-па! – пробормотала Эпплджек. – Нежданчик!</text:p>
        </text:list-item>
      </text:list>
      <text:list xml:id="list6794308537835658574" text:style-name="L19">
        <text:list-item>
          <text:p text:style-name="P55">Ты, я вижу, времени не терял, – моя рука под прикрытием стола медленно тянулась к тяжёлой фарфоровой кружке, стоящей на краю.</text:p>
        </text:list-item>
        <text:list-item>
          <text:p text:style-name="P28">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28">А почему ты вообще решил искать нас тут? – спросила Эпплджек. – Приехал бы домой. Мы б тебя чаем напоили.</text:p>
        </text:list-item>
        <text:list-item>
          <text:p text:style-name="P28">Видишь ли, дорогая Эй-Джей, я с самого начала знал, где находится наша уважаемая принцесса, а времени в обрез, так что...</text:p>
        </text:list-item>
      </text:list>
      <text:p text:style-name="P17">В проёме дверей появилась Флаттершай.</text:p>
      <text:list xml:id="list1844876440109052535" text:style-name="L20">
        <text:list-item>
          <text:p text:style-name="P29">С кем это вы тут разговариваете?</text:p>
          <text:p text:style-name="P31">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17">Оглушённый Дискорд попытался было отъехать на кресле в сторону, но я припёр его стулом к стенке.</text:p>
      <text:p text:style-name="P15">– Жанна, Флатти, хватайте ноут и на выход! Я с ним разберусь! Не теряйте вре...!</text:p>
      <text:p text:style-name="P15">– ТЫ ИДИО...!!!</text:p>
      <text:p text:style-name="P15"><text:soft-page-break/>Дискорд <text:s/>зорал одновременно со мной, прикрываясь от меня руками, когда раздался оглушительный</text:p>
      <text:p text:style-name="P15">...</text:p>
      <text:p text:style-name="P16">БАХ!!!</text:p>
      <text:p text:style-name="P15">…</text:p>
      <text:p text:style-name="P15">Эпплджек с <text:s/>нервным всхлипом опустила толстенный том «Энтерпрайз-паттернов» , издание девятое, дополненное.</text:p>
      <text:p text:style-name="P12">На лице Дискорда появилось удивлённо-мечтательное выражение и он вырубился.</text:p>
      <text:p text:style-name="P12"/>
      <text:h text:style-name="Heading_20_2" text:outline-level="2">Селестия</text:h>
      <text:p text:style-name="P12"/>
      <text:p text:style-name="P12">Включенный монитор показал схематическое изображение Селестиии, </text:p>
      <text:p text:style-name="P13">&gt;\<text:span text:style-name="T1">Привет, Селестия. Это Макс. Как себя чувствуешь?</text:span></text:p>
      <text:p text:style-name="P13">&lt;\<text:span text:style-name="T1">Макс? МАКС??? МА-А-А-АКС!!! НАКОНЕЦ-ТО! КАК Я РАДА ТЕБЯ СЛЫШАТЬ! </text:span></text:p>
      <text:p text:style-name="P12"/>
      <text:p text:style-name="P13">&gt;\<text:span text:style-name="T1">Я рад, что нашёл тебя, Тия.</text:span></text:p>
      <text:p text:style-name="P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gt;\<text:span text:style-name="T1">Тия, я сейчас подключу микрофон и колонки, и мы сможем общаться более удобно.</text:span></text:p>
      <text:p text:style-name="P12">…</text:p>
      <text:p text:style-name="P12">– Привет опять. Как ты меня слышишь?</text:p>
      <text:p text:style-name="P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 <text:span text:style-name="T1">Могу себе представить. Как-то раз я провёл три часа камере сенсорной депривации. Мне не понравилось.</text:span></text:p>
      <text:p text:style-name="P12">– Эммм... Ваше Высочество, вы в порядке? Мы так рады, что наконец-то нашли Вас! – вклинилась в разговор Эпплджек.</text:p>
      <text:p text:style-name="P12">– Кто тут? Макс, кто ещё с тобой?</text:p>
      <text:p text:style-name="P1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 <text:span text:style-name="T1">Девочки? Я рада вас слышать. А Твайлайт нет рядом?</text:span></text:p>
      <text:p text:style-name="P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При этих словах Дискорд замычал и задёргался. Эпплджек нахмурилась и проверила верёвки, привязывающие его к спинке стула.</text:p>
      <text:p text:style-name="P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text:soft-page-break/>– Ноутбук — так называется место, где я нахожусь сейчас? А кто это мычит?</text:p>
      <text:p text:style-name="P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 О, духи предков, но зачем??? Почему у него кляп во рту?</text:p>
      <text:p text:style-name="P12">– Мы связали его. Он нас предал. И тебя. И Эквестрию. Всех.</text:p>
      <text:p text:style-name="P12">При этих словах Эпплджек и Флаттершай непонимающе уставились на меня, а Дискорд протестующе замычал.</text:p>
      <text:p text:style-name="P12">Я начал рассказывать о своих догадках, и непонимающее выражение на лицах девушек сменилось удивлением.</text:p>
      <text:p text:style-name="P12">–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12">– А зачем тогда ты приложила его книгой? – непонимающе уставился я на неё.</text:p>
      <text:p text:style-name="P12">– Потому что ты напал на него. Я и подумала — тебе виднее. И помогла.</text:p>
      <text:p text:style-name="P12">Флаттершай отрицающе мотнула головой.</text:p>
      <text:p text:style-name="P12">– Не может Дискорд быть предателем. Он мой друг.</text:p>
      <text:p text:style-name="P12">Дискорд благодарственно замычал и закивал головой.</text:p>
      <text:p text:style-name="P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Дискорд завёл глаза на лоб и обречённо завыл.</text:p>
      <text:p text:style-name="P12">– Макс, постой. Дай мне поговорить с ним. – сказала Селестия. – Не могу поверить, что Дискорд на такое пошёл.</text:p>
      <text:p text:style-name="P12">– Ну хорошо. Поговори. Послушаем, что он скажет.</text:p>
      <text:p text:style-name="P12">Я красноречиво покачал кулак перед его носом и вытащил кляп.</text:p>
      <text:p text:style-name="P12">...</text:p>
      <text:p text:style-name="P19">– Ффы, тьфу, пффф, пфу! <text:span text:style-name="T4">&lt;</text:span><text:span text:style-name="T16">Вот дискорд! Я, то бишь!</text:span><text:span text:style-name="T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19">– Это я-то устраиваю цирк?!! ДА ТЫ НА СЕБЯ ПОСМОТРИ, КЛОУН!!! На людей кидаешься, чашками бросаешься, вон, мне нос разбил! Дерёшься...</text:p>
      <text:p text:style-name="P19">Я угрожающе поднёс тряпку к лицу Дискорда.</text:p>
      <text:p text:style-name="P19">– Ещё одно слово в таком тоне, и ты заткнёшься, а мы уйдём в Эквестрию без тебя!</text:p>
      <text:p text:style-name="P1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9">Дискорд демонстративно закрыл рот и посвистывая уставился в потолок.</text:p>
      <text:p text:style-name="P19">Разговор зашёл в тупик.</text:p>
      <text:p text:style-name="P22"/>
      <text:p text:style-name="P23">На мониторе высветился текст:</text:p>
      <text:p text:style-name="P22">&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23"/>
      <text:p text:style-name="P23">Из колонок послышался лёгкий шорох.</text:p>
      <text:p text:style-name="P19">– Дик, сейчас не время для ссор. – голос Селестии был мягким, но настойчивым. – Мы в одной лодке.</text:p>
      <text:p text:style-name="P19">– Тебе легко говорить! Тебе не разбивали нос и не оскорбляли угрозами!</text:p>
      <text:p text:style-name="P19">– Ты должен понимать, что у Макса были все основания так себя вести. Твоё поведение вызвало подозрения у него, ведь он мало тебя знает. </text:p>
      <text:p text:style-name="P19">К уговорам Селестии присоединилась Флаттершай.</text:p>
      <text:p text:style-name="P19">– Дискорд, миленький, прости его. Макс хороший. Он просто не знал, что ты тоже хороший...</text:p>
      <text:p text:style-name="P19">У Дискорда покраснели уши и он засмущался и заворчал.</text:p>
      <text:p text:style-name="P1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9">Я пропустил «дятла» мимо ушей.</text:p>
      <text:p text:style-name="P2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9"/>
      <text:p text:style-name="P1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9">Потому разбрасываться такой возможностью не стоит. Если уж тебе повезло оказаться в новом мире — исследуй его сполна!..</text:p>
      <text:p text:style-name="P21">***</text:p>
      <text:p text:style-name="P25">&lt;<text:span text:style-name="T1">сюда можно вставить похождения Дискорда — вторая неопубликованная глава. Первая — секс с Селестией</text:span>&gt;</text:p>
      <text:p text:style-name="P21">***</text:p>
      <text:p text:style-name="P21"/>
      <text:p text:style-name="P23">– Развяжите мне, наконец, руки! Или хотя бы одну. Плечами жестикулировать неудобно.... </text:p>
      <text:p text:style-name="P23">Я развязал Дискорду левую руку.</text:p>
      <text:p text:style-name="P22"><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23">Дискорд принялся разминать затёкшее запястье.</text:p>
      <text:p text:style-name="P2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23">– Какое письмо, Корди? – вскинулась до этого зачарованно слушавшая Дискорда Флаттершай.</text:p>
      <text:p text:style-name="P23">– Ну ваше же! Вы с Эпплджек написали мне о своих мытарствах тут. Вежливо так написали, спасибо...</text:p>
      <text:p text:style-name="P23">Флаттершай покрылась пунцовыми пятнами.</text:p>
      <text:p text:style-name="P23">– Я... Мы... – тут она совсем стушевалась.</text:p>
      <text:p text:style-name="P23">– Так а почему ты сказал, что никто не уйдёт в Эквестрию? – наконец перебила Дискорда скучавшая до этого Эпплджек.</text:p>
      <text:p text:style-name="P23">Дискорд уставился на неё долгим взглядом, а потом хлопнул себя по лбу.</text:p>
      <text:p text:style-name="P2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text:span text:style-name="T12">. </text:span><text:s/><text:span text:style-name="T13">(а</text:span> ещё я учился играть на электрогитаре и заметил, что в местных трёх минутах на два удара метронома меньше, чем в Эквестрии<text:span text:style-name="T13">)</text:span>. <text:span text:style-name="T3">&lt;</text:span><text:span text:style-name="T8">упомянуть, что Дискорд учился играть на гитаре в Эквестрии — брал уроки у Рэйнбоу</text:span><text:span text:style-name="T3">&gt;</text:span>).<text:span text:style-name="T3"> </text:span>То есть, эквестрийские полгода немного короче местных...<text:span text:style-name="T3">&lt;</text:span><text:span text:style-name="T8">Тогда и возвращение Макса из Эквестрии тоже должно быть не через мгновение после исхода Макса, а через реальные полгода — НО ТОГДА НЕПОНЯТНО, как он без проблем вернулся на работу после полугода отсутствия??? Когда Макс вернулся через полгода,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полгода после смерти Влада как раз уволился по (предполагалось, что он уволился, но, чтобы оставить ему путь к отступлению, назвали увольнение творческим отпуском)</text:span><text:span text:style-name="T3">&gt;</text:span></text:p>
      <text:p text:style-name="P23">– И что? – продолжила его мысль Эпплджек.</text:p>
      <text:p text:style-name="P23">– Эквестрийские полгода КО-РО-ЧЕ местных. – <text:span text:style-name="T13">с</text:span> нажимом повторил Дискорд. – По моим подсчётам, на два дня.</text:p>
      <text:p text:style-name="P23">– И?!! – <text:span text:style-name="T13">д</text:span>о меня уже дошло, но Эпплджек продолжала тупить.</text:p>
      <text:p text:style-name="P23">– Короче, времени у нас осталось что-то около пятнадцати минут. Или около того. – <text:span text:style-name="T12">з</text:span>аявил Дискорд, поднеся к глазам запястье с массивными часами.</text:p>
      <text:p text:style-name="P23">– СКОЛЬКО??? – воскликнули хором я и девушки.</text:p>
      <text:p text:style-name="P23">Дискорд открыл было рот, но его слова заглушил звонок в дверь.</text:p>
      <text:p text:style-name="P23">– ОТКРОЙТЕ, ПОЛИЦИЯ! Вам даётся полминуты, чтобы открыть дверь. Через тридцать секунд дверь будет выбита!</text:p>
      <text:p text:style-name="P2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3">Массаракш!</text:p>
      <text:p text:style-name="P23">– На крышу, <text:span text:style-name="T13">живо</text:span>!!! Через окно на кухне! – зашипел Дискорд, отчаянно дёргая узлы свободной рукой.</text:p>
      <text:p text:style-name="P23">Эпплджек, одной рукой сгребя в охапку ноутбук, второй увлекая Флаттершай, кинулась на кухню.</text:p>
      <text:p text:style-name="P23"><text:soft-page-break/>– А толку? Куда мы с крыши денемся? – спросил я растерянно. Дискорд только раздражённо зарычал в ответ.</text:p>
      <text:p text:style-name="P19">Дверь содрогнулась от мощного удара. Послышался стук падающей штукатурки. Я сломя голову кинулся на кухню.</text:p>
      <text:p text:style-name="P19">– Развяжи меня, идиот!!! – гаркнул вдогонку Дискорд.</text:p>
      <text:p text:style-name="P1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9">– Давай на крышу! Я догоню! – рявкнул он, освобождая вторую руку.</text:p>
      <text:p text:style-name="P19">От второго удара дверная коробка крякнула и наполовину въехала в коридор. </text:p>
      <text:p text:style-name="P1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9">Верёвка в кухонном окне дёргалась от движений лезущих по ней Флатти и Эпплджек. Я словил её рукой и стал на подоконник.</text:p>
      <text:p text:style-name="P19">Чёрт!</text:p>
      <text:p text:style-name="P19">Как Эпплджек и, тем более, <text:span text:style-name="T13">робкая </text:span>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9">Но нет, триста тысяч чертей, раз девушки смогли – я тоже смогу!</text:p>
      <text:p text:style-name="P1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9">Я успел сократить расстояние до Эпплджек наполовину, когда девушки нашли решение.</text:p>
      <text:p text:style-name="P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9">Я выдохнул.</text:p>
      <text:p text:style-name="P1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9"><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9">Чёрт! Чёрт! Чёрт! Чёрт!</text:p>
      <text:p text:style-name="P19">Бля!!!...</text:p>
      <text:p text:style-name="P19">Верёвка закончилась, а вместе с ней прекратилась и боль в сожжёных суставах. Наконец-то у меня появилось время для паники. Я обнял Эпплджек покрепче, закрыл глаза и приготовился...</text:p>
      <text:p text:style-name="P19"/>
      <text:h text:style-name="Heading_20_2" text:outline-level="2">Назад, в Эквестрию</text:h>
      <text:p text:style-name="P19"/>
      <text:p text:style-name="P19">Долго паниковать не пришлось. </text:p>
      <text:p text:style-name="P19">Я почувствовал сильный рывок за шиворот и захват поперёк груди. </text:p>
      <text:p text:style-name="P19">– ОТПУСТИ ДЕВЧОНКУ!!! – загрохотало мне в ухо. Я открыл глаза.</text:p>
      <text:p text:style-name="P1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9">Я чуть поднял глаза и уставился в чешуйчатую морду дракона.</text:p>
      <text:p text:style-name="P19">– Отпусти Эпплджек. Я её держу. – повторил Дискорд. – Мне сбалансироваться надо. <text:span text:style-name="T10">Вы не такие уж и лёгкие.</text:span></text:p>
      <text:p text:style-name="P19">Да, это был именно он, хотя узнать его в этом обличье было трудновато. Эквестрийский драконикус превратился в <text:span text:style-name="T10">земного</text:span> белогривого дракона. Одной лапой он держал меня, другой пытался оторвать от меня Эпплджек.</text:p>
      <text:p text:style-name="P20">Наконец это ему удалось, и дальнейший подъём на крышу происходил в молчании.</text:p>
      <text:p text:style-name="P57">Ветер гулял между телевизионных антен<text:span text:style-name="T16">н</text:span>, вырывал слова из уст и уносил их прочь. Но и без слов было всё понятно. Заплаканная Флаттершай с разбегу обнялась с Эпплджек, <text:span text:style-name="T11">затем</text:span> настала очередь Дискорда, потом — моя. <text:span text:style-name="T12">Дискорд вежливо ожидал, пока Флаттершай закончит обниматься, но в конце-концов не выдержал.</text:span></text:p>
      <text:p text:style-name="P58">– ммм... Флатти, дорогая, нам пора. Я слышу шаги на лестнице. Скорее всего, они обнаружили верёвку и поднимаются <text:span text:style-name="T15">сюда</text:span>. Не говоря уже о том, что до открытия коридора <text:span text:style-name="T14">осталось</text:span>... ммм... четыре минуты.</text:p>
      <text:p text:style-name="P58">Флаттершай оторвала заплаканное лицо от моей <text:span text:style-name="T13">ветровки</text:span>.</text:p>
      <text:p text:style-name="P58">– Да-да, <text:span text:style-name="T13">ты прав, Корди. Я готова.</text:span></text:p>
      <text:p text:style-name="P19"/>
      <text:p text:style-name="P19"/>
      <text:p text:style-name="P24">&lt;<text:span text:style-name="T6">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В конце-концов она начинает скользить вниз по верёвке. И начинает падать. Макс перехватывает её, но </text:span><text:soft-page-break/><text:span text:style-name="T6">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7"/>
      <text:p text:style-name="P6">&lt;<text:span text:style-name="T6">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ц</text:span><text:span text:style-name="T6">-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
      <text:p text:style-name="P6"><text:span text:style-name="T6">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7">&gt;</text:span></text:p>
      <text:p text:style-name="P5"/>
      <text:list xml:id="list194104157177832" text:continue-list="list1222754884413330280" text:style-name="L8">
        <text:list-header>
          <text:p text:style-name="P47"/>
        </text:list-header>
      </text:list>
      <text:p text:style-name="P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text:soft-page-break/>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
      <text:p text:style-name="P5"/>
      <text:p text:style-name="P5"/>
      <text:p text:style-name="P5"/>
      <text:p text:style-name="P5"/>
      <text:p text:style-name="P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text:p>
      <text:p text:style-name="P5">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5">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text:soft-page-break/>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n\n-\nАнакорн объясняет, поч</text:p>
      <text:p text:style-name="P5">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5">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5"><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5">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5">абилизации.\nСильнейшие демиурги создают миры с нуля, но Анакорн не из таких</text:p>
      <text:p text:style-name="P5"/>
      <text:p text:style-name="P6">&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04T19:41:03.934000000</dc:date>
    <meta:editing-duration>P23DT12H49M53S</meta:editing-duration>
    <meta:editing-cycles>158</meta:editing-cycles>
    <meta:generator>LibreOffice/4.1.2.3$Windows_x86 LibreOffice_project/40b2d7fde7e8d2d7bc5a449dc65df4d08a7dd38</meta:generator>
    <meta:document-statistic meta:table-count="0" meta:image-count="0" meta:object-count="0" meta:page-count="66" meta:paragraph-count="609" meta:word-count="37756" meta:character-count="255469" meta:non-whitespace-character-count="217965"/>
  </office:meta>
</office:document-meta>
</file>